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plicateIdException.DuplicateI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plicateIdException.DuplicateIdException( String message , WidgetDefinition wid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plicateIdException.DuplicateIdException( String messag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